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1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1" style:family="table-column">
      <style:table-column-properties fo:break-before="auto" style:column-width="0.591cm"/>
    </style:style>
    <style:style style:name="ACOL-2" style:family="table-column">
      <style:table-column-properties fo:break-before="auto" style:column-width="0.369cm"/>
    </style:style>
    <style:style style:name="ACOL-3" style:family="table-column">
      <style:table-column-properties fo:break-before="auto" style:column-width="1.058cm"/>
    </style:style>
    <style:style style:name="ACOL-4" style:family="table-column">
      <style:table-column-properties fo:break-before="auto" style:column-width="6.473cm"/>
    </style:style>
    <style:style style:name="ACOL-5" style:family="table-column">
      <style:table-column-properties fo:break-before="auto" style:column-width="0.476cm"/>
    </style:style>
    <style:style style:name="ACOL-6" style:family="table-column">
      <style:table-column-properties fo:break-before="auto" style:column-width="0.37cm"/>
    </style:style>
    <style:style style:name="ACOL-7" style:family="table-column">
      <style:table-column-properties fo:break-before="auto" style:column-width="0.688cm"/>
    </style:style>
    <style:style style:name="ACOL-8" style:family="table-column">
      <style:table-column-properties fo:break-before="auto" style:column-width="1.191cm"/>
    </style:style>
    <style:style style:name="ACOL-9" style:family="table-column">
      <style:table-column-properties fo:break-before="auto" style:column-width="0.953cm"/>
    </style:style>
    <style:style style:name="ACOL-10" style:family="table-column">
      <style:table-column-properties fo:break-before="auto" style:column-width="1.737cm"/>
    </style:style>
    <style:style style:name="ACOL-11" style:family="table-column">
      <style:table-column-properties fo:break-before="auto" style:column-width="0.847cm"/>
    </style:style>
    <style:style style:name="ACOL-12" style:family="table-column">
      <style:table-column-properties fo:break-before="auto" style:column-width="0.344cm"/>
    </style:style>
    <style:style style:name="ACOL-13" style:family="table-column">
      <style:table-column-properties fo:break-before="auto" style:column-width="0.582cm"/>
    </style:style>
    <style:style style:name="ACOL-14" style:family="table-column">
      <style:table-column-properties fo:break-before="auto" style:column-width="2.145cm"/>
    </style:style>
    <style:style style:name="ACOL-0" style:family="table-column">
      <style:table-column-properties fo:break-before="auto" style:column-width="2.267cm"/>
    </style:style>
    <style:style style:name="AROW-1" style:family="table-row">
      <style:table-row-properties style:row-height="0.45cm" fo:break-before="auto" style:use-optimal-row-height="false"/>
    </style:style>
    <style:style style:name="AROW-0" style:family="table-row">
      <style:table-row-properties style:row-height="0.452cm" fo:break-before="auto" style:use-optimal-row-height="true"/>
    </style:style>
    <style:style style:name="ta-0x10a2210" style:family="table" style:master-page-name="Лист1">
      <style:table-properties table:display="true" style:writing-mode="lr-tb"/>
    </style:style>
    <style:style style:name="ACE-0x1218dc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ACE-0x1218e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/>
    </style:style>
    <style:style style:name="ACE-0x12190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bottom"/>
      <style:text-properties fo:color="#000000" style:text-line-through-style="none" style:text-position="" style:font-name="Times New Roman" fo:font-size="10pt" fo:font-style="normal" style:text-underline-style="none" fo:font-weight="normal"/>
    </style:style>
    <style:style style:name="ACE-0x1219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Times New Roman" fo:font-size="10pt" fo:font-style="normal" style:text-underline-style="none" fo:font-weight="normal"/>
    </style:style>
    <style:style style:name="ACE-0x12192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position="" style:font-name="Times New Roman" fo:font-size="10pt" fo:font-style="normal" style:text-underline-style="none" fo:font-weight="normal"/>
    </style:style>
    <style:style style:name="ACE-0x12193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Times New Roman" fo:font-size="10pt" fo:font-style="normal" style:text-underline-style="none" fo:font-weight="normal"/>
    </style:style>
    <style:style style:name="ACE-0x1219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Лист1" table:style-name="ta-0x10a2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3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3"/>
        <table:table-column table:style-name="ACOL-11"/>
        <table:table-column table:style-name="ACOL-12"/>
        <table:table-column table:style-name="ACOL-3"/>
        <table:table-column table:style-name="ACOL-10"/>
        <table:table-column table:style-name="ACOL-13"/>
        <table:table-column table:style-name="ACOL-14"/>
        <table:table-column table:style-name="ACOL-3"/>
        <table:table-column table:style-name="ACOL-11"/>
        <table:table-column table:style-name="ACOL-0" table:number-columns-repeated="1004"/>
        <table:table-row table:style-name="AROW-1">
          <table:table-cell table:number-columns-spanned="10" table:style-name="ACE-0x1219248" office:value-type="string" office:string-value="НАКЛАДНАЯ № 4 от 23/12/2011 ">
            <text:p>НАКЛАДНАЯ № 4 от 23/12/2011 </text:p>
          </table:table-cell>
          <table:covered-table-cell table:number-columns-repeated="9"/>
          <table:table-cell table:number-columns-spanned="10" table:style-name="ACE-0x1219248" office:value-type="string" office:string-value="по вывозу товара на уничтожение ">
            <text:p>по вывозу товара на уничтожение </text:p>
          </table:table-cell>
          <table:covered-table-cell table:number-columns-repeated="9"/>
          <table:table-cell table:number-columns-repeated="1004" table:style-name="ACE-0x1218dc8"/>
        </table:table-row>
        <table:table-row table:style-name="AROW-0">
          <table:table-cell table:number-columns-spanned="7"/>
          <table:covered-table-cell table:number-columns-repeated="6"/>
          <table:table-cell table:number-columns-spanned="6"/>
          <table:covered-table-cell table:number-columns-repeated="5"/>
          <table:table-cell table:number-columns-spanned="7"/>
          <table:covered-table-cell table:number-columns-repeated="6"/>
          <table:table-cell table:number-columns-repeated="1004" table:style-name="ACE-0x1218dc8"/>
        </table:table-row>
        <table:table-row table:style-name="AROW-1">
          <table:table-cell table:number-columns-spanned="7" table:style-name="ACE-0x1219248" office:value-type="string" office:string-value="Организация ">
            <text:p>Организация </text:p>
          </table:table-cell>
          <table:covered-table-cell table:number-columns-repeated="6"/>
          <table:table-cell table:number-columns-spanned="6" table:style-name="ACE-0x1219248" office:value-type="string" office:string-value=""/>
          <table:covered-table-cell table:number-columns-repeated="5"/>
          <table:table-cell table:number-columns-spanned="7" table:style-name="ACE-0x1219248" office:value-type="string" office:string-value="ИП Тазеева Татьяна Алексеевна656031, Россия, Барнаул, Крупской, 76 ">
            <text:p>ИП Тазеева Татьяна Алексеевна656031, Россия, Барнаул, Крупской, 76 </text:p>
          </table:table-cell>
          <table:covered-table-cell table:number-columns-repeated="6"/>
          <table:table-cell table:number-columns-repeated="1004" table:style-name="ACE-0x1218dc8"/>
        </table:table-row>
        <table:table-row table:style-name="AROW-1">
          <table:table-cell table:number-columns-spanned="7" table:style-name="ACE-0x1219248" office:value-type="string" office:string-value="Получатель ">
            <text:p>Получатель </text:p>
          </table:table-cell>
          <table:covered-table-cell table:number-columns-repeated="6"/>
          <table:table-cell table:number-columns-spanned="6" table:style-name="ACE-0x1219248" office:value-type="string" office:string-value=""/>
          <table:covered-table-cell table:number-columns-repeated="5"/>
          <table:table-cell table:number-columns-spanned="7" table:style-name="ACE-0x1219248" office:value-type="string" office:string-value="ООО &quot;Экофонд&quot; ИНН 2221176782\222101001, 656011, г Барнаул, пр Калинина, 15, вх2, офис 347 ">
            <text:p>ООО "Экофонд" ИНН 2221176782\222101001, 656011, г Барнаул, пр Калинина, 15, вх2, офис 347 </text:p>
          </table:table-cell>
          <table:covered-table-cell table:number-columns-repeated="6"/>
          <table:table-cell table:number-columns-repeated="1004" table:style-name="ACE-0x1218dc8"/>
        </table:table-row>
        <table:table-row table:style-name="AROW-0">
          <table:table-cell table:number-columns-spanned="20"/>
          <table:covered-table-cell table:number-columns-repeated="19"/>
          <table:table-cell table:number-columns-repeated="1004" table:style-name="ACE-0x1218dc8"/>
        </table:table-row>
        <table:table-row table:style-name="AROW-0">
          <table:table-cell table:number-columns-spanned="20"/>
          <table:covered-table-cell table:number-columns-repeated="19"/>
          <table:table-cell table:number-columns-repeated="1004" table:style-name="ACE-0x1218dc8"/>
        </table:table-row>
        <table:table-row table:style-name="AROW-0">
          <table:table-cell table:number-columns-spanned="20"/>
          <table:covered-table-cell table:number-columns-repeated="19"/>
          <table:table-cell table:number-columns-repeated="1004" table:style-name="ACE-0x1218dc8"/>
        </table:table-row>
        <table:table-row table:style-name="AROW-1">
          <table:table-cell table:number-columns-spanned="2" table:number-rows-spanned="2" table:style-name="ACE-0x1219128" office:value-type="string" office:string-value="№ п-п ">
            <text:p>№ п-п </text:p>
          </table:table-cell>
          <table:covered-table-cell/>
          <table:table-cell table:number-columns-spanned="5" table:style-name="ACE-0x1219128" office:value-type="string" office:string-value="Товарно-материальные ценности ">
            <text:p>Товарно-материальные ценности </text:p>
          </table:table-cell>
          <table:covered-table-cell table:number-columns-repeated="4"/>
          <table:table-cell table:number-columns-spanned="4" table:style-name="ACE-0x1219128" office:value-type="string" office:string-value="Единица измерения ">
            <text:p>Единица измерения </text:p>
          </table:table-cell>
          <table:covered-table-cell table:number-columns-repeated="3"/>
          <table:table-cell table:number-columns-spanned="2" table:number-rows-spanned="2" table:style-name="ACE-0x1219128" office:value-type="string" office:string-value="Серия ">
            <text:p>Серия </text:p>
          </table:table-cell>
          <table:covered-table-cell/>
          <table:table-cell table:number-columns-spanned="3" table:number-rows-spanned="2" table:style-name="ACE-0x1219128" office:value-type="string" office:string-value="Производитель ">
            <text:p>Производитель </text:p>
          </table:table-cell>
          <table:covered-table-cell table:number-columns-repeated="2"/>
          <table:table-cell table:number-columns-spanned="2" table:number-rows-spanned="2" table:style-name="ACE-0x1219128" office:value-type="string" office:string-value="Основание на уничтожение ">
            <text:p>Основание на уничтожение </text:p>
          </table:table-cell>
          <table:covered-table-cell/>
          <table:table-cell table:number-columns-spanned="2" table:number-rows-spanned="2" table:style-name="ACE-0x1219128" office:value-type="string" office:string-value="Количество (масса) ">
            <text:p>Количество (масса) </text:p>
          </table:table-cell>
          <table:covered-table-cell/>
          <table:table-cell table:number-columns-repeated="1004" table:style-name="ACE-0x1218ee8"/>
        </table:table-row>
        <table:table-row table:style-name="AROW-1">
          <table:covered-table-cell table:number-columns-repeated="2"/>
          <table:table-cell table:number-columns-spanned="2" table:style-name="ACE-0x1219128" office:value-type="string" office:string-value="наименование, характеристика ">
            <text:p>наименование, характеристика </text:p>
          </table:table-cell>
          <table:covered-table-cell/>
          <table:table-cell table:number-columns-spanned="3" table:style-name="ACE-0x1219128" office:value-type="string" office:string-value="код ">
            <text:p>код </text:p>
          </table:table-cell>
          <table:covered-table-cell table:number-columns-repeated="2"/>
          <table:table-cell table:number-columns-spanned="2" table:style-name="ACE-0x1219128" office:value-type="string" office:string-value="наименование ">
            <text:p>наименование </text:p>
          </table:table-cell>
          <table:covered-table-cell/>
          <table:table-cell table:number-columns-spanned="2" table:style-name="ACE-0x1219128" office:value-type="string" office:string-value="упаковка ">
            <text:p>упаковка </text:p>
          </table:table-cell>
          <table:covered-table-cell table:number-columns-repeated="10"/>
          <table:table-cell table:number-columns-repeated="1004" table:style-name="ACE-0x1218ee8"/>
        </table:table-row>
        <table:table-row table:style-name="AROW-1">
          <table:table-cell table:number-columns-spanned="2" table:style-name="ACE-0x1219128" office:value-type="string" office:string-value="1 ">
            <text:p>1 </text:p>
          </table:table-cell>
          <table:covered-table-cell/>
          <table:table-cell table:number-columns-spanned="2" table:style-name="ACE-0x1219008" office:value-type="string" office:string-value="АЛЛЕРГОДИЛ СПРЕЙ 10МЛ ">
            <text:p>АЛЛЕРГОДИЛ СПРЕЙ 10МЛ </text:p>
          </table:table-cell>
          <table:covered-table-cell/>
          <table:table-cell table:number-columns-spanned="3" table:style-name="ACE-0x1219008" office:value-type="string" office:string-value="08243 ">
            <text:p>08243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9A078A ">
            <text:p>9A078A </text:p>
          </table:table-cell>
          <table:covered-table-cell/>
          <table:table-cell table:number-columns-spanned="3" table:style-name="ACE-0x1219008" office:value-type="string" office:string-value="ГЕРМАНИЯ ">
            <text:p>ГЕРМА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 ">
            <text:p>2 </text:p>
          </table:table-cell>
          <table:covered-table-cell/>
          <table:table-cell table:number-columns-spanned="2" table:style-name="ACE-0x1219008" office:value-type="string" office:string-value="АЛЬФАРОНА 50000 ФЛ ">
            <text:p>АЛЬФАРОНА 50000 ФЛ </text:p>
          </table:table-cell>
          <table:covered-table-cell/>
          <table:table-cell table:number-columns-spanned="3" table:style-name="ACE-0x1219008" office:value-type="string" office:string-value="00401 ">
            <text:p>00401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ООО&quot;НПП&quot;ФАРМАКЛОН&quot; РОССИЯ ">
            <text:p>ООО"НПП"ФАРМАКЛОН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 ">
            <text:p>3 </text:p>
          </table:table-cell>
          <table:covered-table-cell/>
          <table:table-cell table:number-columns-spanned="2" table:style-name="ACE-0x1219008" office:value-type="string" office:string-value="АЛЬФАРОНА 50000 ФЛ ">
            <text:p>АЛЬФАРОНА 50000 ФЛ </text:p>
          </table:table-cell>
          <table:covered-table-cell/>
          <table:table-cell table:number-columns-spanned="3" table:style-name="ACE-0x1219008" office:value-type="string" office:string-value="00401 ">
            <text:p>00401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ООО НПП ФАРМАКЛОН ">
            <text:p>ООО НПП ФАРМАКЛОН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 ">
            <text:p>4 </text:p>
          </table:table-cell>
          <table:covered-table-cell/>
          <table:table-cell table:number-columns-spanned="2" table:style-name="ACE-0x1219008" office:value-type="string" office:string-value="АМИНАЗИН 25МГ/МЛ АМП 2МЛ №10 ">
            <text:p>АМИНАЗИН 25МГ/МЛ АМП 2МЛ №10 </text:p>
          </table:table-cell>
          <table:covered-table-cell/>
          <table:table-cell table:number-columns-spanned="3" table:style-name="ACE-0x1219008" office:value-type="string" office:string-value="20895 ">
            <text:p>20895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1031109 ">
            <text:p>1031109 </text:p>
          </table:table-cell>
          <table:covered-table-cell/>
          <table:table-cell table:number-columns-spanned="3" table:style-name="ACE-0x1219008" office:value-type="string" office:string-value="НОВОСИБХИМФАРМ ">
            <text:p>НОВОСИБХИМ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 ">
            <text:p>5 </text:p>
          </table:table-cell>
          <table:covered-table-cell/>
          <table:table-cell table:number-columns-spanned="2" table:style-name="ACE-0x1219008" office:value-type="string" office:string-value="АМИНАЗИН 25МГ/МЛ АМП 2МЛ №10 ">
            <text:p>АМИНАЗИН 25МГ/МЛ АМП 2МЛ №10 </text:p>
          </table:table-cell>
          <table:covered-table-cell/>
          <table:table-cell table:number-columns-spanned="3" table:style-name="ACE-0x1219008" office:value-type="string" office:string-value="20895 ">
            <text:p>20895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881009 ">
            <text:p>881009 </text:p>
          </table:table-cell>
          <table:covered-table-cell/>
          <table:table-cell table:number-columns-spanned="3" table:style-name="ACE-0x1219008" office:value-type="string" office:string-value="ОАО&quot;НОВОСИБХИМФАРМ&quot; РОССИЯ ">
            <text:p>ОАО"НОВОСИБХИМФАРМ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 ">
            <text:p>6 </text:p>
          </table:table-cell>
          <table:covered-table-cell/>
          <table:table-cell table:number-columns-spanned="2" table:style-name="ACE-0x1219008" office:value-type="string" office:string-value="АМИТРИПТИЛИН 10МГ/МЛ АМП 2МЛ №10 ">
            <text:p>АМИТРИПТИЛИН 10МГ/МЛ АМП 2МЛ №10 </text:p>
          </table:table-cell>
          <table:covered-table-cell/>
          <table:table-cell table:number-columns-spanned="3" table:style-name="ACE-0x1219008" office:value-type="string" office:string-value="20846 ">
            <text:p>20846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61109 ">
            <text:p>61109 </text:p>
          </table:table-cell>
          <table:covered-table-cell/>
          <table:table-cell table:number-columns-spanned="3" table:style-name="ACE-0x1219008" office:value-type="string" office:string-value="МОСКОВСКИЙ ЭНДОКРИННЫЙ ЗАВОД ">
            <text:p>МОСКОВСКИЙ ЭНДОКРИННЫЙ ЗАВОД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 ">
            <text:p>7 </text:p>
          </table:table-cell>
          <table:covered-table-cell/>
          <table:table-cell table:number-columns-spanned="2" table:style-name="ACE-0x1219008" office:value-type="string" office:string-value="АМИТРИПТИЛИН 10МГ/МЛ АМП 2МЛ №10 ">
            <text:p>АМИТРИПТИЛИН 10МГ/МЛ АМП 2МЛ №10 </text:p>
          </table:table-cell>
          <table:covered-table-cell/>
          <table:table-cell table:number-columns-spanned="3" table:style-name="ACE-0x1219008" office:value-type="string" office:string-value="20846 ">
            <text:p>20846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61109 ">
            <text:p>61109 </text:p>
          </table:table-cell>
          <table:covered-table-cell/>
          <table:table-cell table:number-columns-spanned="3" table:style-name="ACE-0x1219008" office:value-type="string" office:string-value="Москва ФГУП &quot; Московский эндокринный завод&quot; ">
            <text:p>Москва ФГУП " Московский эндокринный завод"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8 ">
            <text:p>8 </text:p>
          </table:table-cell>
          <table:covered-table-cell/>
          <table:table-cell table:number-columns-spanned="2" table:style-name="ACE-0x1219008" office:value-type="string" office:string-value="АМИТРИПТИЛИН 10МГ/МЛ АМП 2МЛ №10 ">
            <text:p>АМИТРИПТИЛИН 10МГ/МЛ АМП 2МЛ №10 </text:p>
          </table:table-cell>
          <table:covered-table-cell/>
          <table:table-cell table:number-columns-spanned="3" table:style-name="ACE-0x1219008" office:value-type="string" office:string-value="20846 ">
            <text:p>20846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61109 ">
            <text:p>61109 </text:p>
          </table:table-cell>
          <table:covered-table-cell/>
          <table:table-cell table:number-columns-spanned="3" table:style-name="ACE-0x1219008" office:value-type="string" office:string-value="ФГУП Московский эндокринный завод ">
            <text:p>ФГУП Московский эндокринный завод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9 ">
            <text:p>9 </text:p>
          </table:table-cell>
          <table:covered-table-cell/>
          <table:table-cell table:number-columns-spanned="2" table:style-name="ACE-0x1219008" office:value-type="string" office:string-value="АМОКСИЦИЛЛИН 250МГ КАПС №16 ">
            <text:p>АМОКСИЦИЛЛИН 250МГ КАПС №16 </text:p>
          </table:table-cell>
          <table:covered-table-cell/>
          <table:table-cell table:number-columns-spanned="3" table:style-name="ACE-0x1219008" office:value-type="string" office:string-value="05993 ">
            <text:p>0599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7801393 ">
            <text:p>7801393 </text:p>
          </table:table-cell>
          <table:covered-table-cell/>
          <table:table-cell table:number-columns-spanned="3" table:style-name="ACE-0x1219008" office:value-type="string" office:string-value="Хемофарм А.Д. Сербия ">
            <text:p>Хемофарм А.Д. Серб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4">
            <text:p>4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0 ">
            <text:p>10 </text:p>
          </table:table-cell>
          <table:covered-table-cell/>
          <table:table-cell table:number-columns-spanned="2" table:style-name="ACE-0x1219008" office:value-type="string" office:string-value="АМПИСИД ПОР Д/ИН В/В В/М 1.5 ФЛ+Р-РИТЕЛЬ №1 ">
            <text:p>АМПИСИД ПОР Д/ИН В/В В/М 1.5 ФЛ+Р-РИТЕЛЬ №1 </text:p>
          </table:table-cell>
          <table:covered-table-cell/>
          <table:table-cell table:number-columns-spanned="3" table:style-name="ACE-0x1219008" office:value-type="string" office:string-value="15882 ">
            <text:p>15882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9М37521А ">
            <text:p>09М37521А </text:p>
          </table:table-cell>
          <table:covered-table-cell/>
          <table:table-cell table:number-columns-spanned="3" table:style-name="ACE-0x1219008" office:value-type="string" office:string-value="АСФАРМА ">
            <text:p>АСФАРМ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1 ">
            <text:p>11 </text:p>
          </table:table-cell>
          <table:covered-table-cell/>
          <table:table-cell table:number-columns-spanned="2" table:style-name="ACE-0x1219008" office:value-type="string" office:string-value="АНГИОЗИЛ РЕТАРД 35МГ ТАБ №60 ">
            <text:p>АНГИОЗИЛ РЕТАРД 35МГ ТАБ №60 </text:p>
          </table:table-cell>
          <table:covered-table-cell/>
          <table:table-cell table:number-columns-spanned="3" table:style-name="ACE-0x1219008" office:value-type="string" office:string-value="04949 ">
            <text:p>04949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311210 ">
            <text:p>311210 </text:p>
          </table:table-cell>
          <table:covered-table-cell/>
          <table:table-cell table:number-columns-spanned="3" table:style-name="ACE-0x1219008" office:value-type="string" office:string-value="Реплекфарм АО. Македония ">
            <text:p>Реплекфарм АО. Македо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2 ">
            <text:p>12 </text:p>
          </table:table-cell>
          <table:covered-table-cell/>
          <table:table-cell table:number-columns-spanned="2" table:style-name="ACE-0x1219008" office:value-type="string" office:string-value="АСКЛЕЗАН 500МГ ТАБ №30* ">
            <text:p>АСКЛЕЗАН 500МГ ТАБ №30* </text:p>
          </table:table-cell>
          <table:covered-table-cell/>
          <table:table-cell table:number-columns-spanned="3" table:style-name="ACE-0x1219008" office:value-type="string" office:string-value="11262 ">
            <text:p>11262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51109 ">
            <text:p>251109 </text:p>
          </table:table-cell>
          <table:covered-table-cell/>
          <table:table-cell table:number-columns-spanned="3" table:style-name="ACE-0x1219008" office:value-type="string" office:string-value="ЗАО ГНЦ ПМ Фарма. Москва ">
            <text:p>ЗАО ГНЦ ПМ Фарма. Москв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3 ">
            <text:p>13 </text:p>
          </table:table-cell>
          <table:covered-table-cell/>
          <table:table-cell table:number-columns-spanned="2" table:style-name="ACE-0x1219008" office:value-type="string" office:string-value="АЦЕКАРДОЛ 300МГ ТАБ №30 ">
            <text:p>АЦЕКАРДОЛ 300МГ ТАБ №30 </text:p>
          </table:table-cell>
          <table:covered-table-cell/>
          <table:table-cell table:number-columns-spanned="3" table:style-name="ACE-0x1219008" office:value-type="string" office:string-value="12272 ">
            <text:p>12272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331108 ">
            <text:p>331108 </text:p>
          </table:table-cell>
          <table:covered-table-cell/>
          <table:table-cell table:number-columns-spanned="3" table:style-name="ACE-0x1219008" office:value-type="string" office:string-value="ОАО&quot;СИНТЕЗ&quot; РОССИЯ ">
            <text:p>ОАО"СИНТЕЗ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4 ">
            <text:p>14 </text:p>
          </table:table-cell>
          <table:covered-table-cell/>
          <table:table-cell table:number-columns-spanned="2" table:style-name="ACE-0x1219008" office:value-type="string" office:string-value="БАБУШКИН СИРОП 100МЛ ">
            <text:p>БАБУШКИН СИРОП 100МЛ </text:p>
          </table:table-cell>
          <table:covered-table-cell/>
          <table:table-cell table:number-columns-spanned="3" table:style-name="ACE-0x1219008" office:value-type="string" office:string-value="19382 ">
            <text:p>19382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1009 ">
            <text:p>1009 </text:p>
          </table:table-cell>
          <table:covered-table-cell/>
          <table:table-cell table:number-columns-spanned="3" table:style-name="ACE-0x1219008" office:value-type="string" office:string-value="ВИС ">
            <text:p>В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5 ">
            <text:p>15 </text:p>
          </table:table-cell>
          <table:covered-table-cell/>
          <table:table-cell table:number-columns-spanned="2" table:style-name="ACE-0x1219008" office:value-type="string" office:string-value="БАКТЕРИОФАГ КЛЕБСИЕЛЛ ПНЕВМ Р-Р 20МЛ ФЛ №4 ">
            <text:p>БАКТЕРИОФАГ КЛЕБСИЕЛЛ ПНЕВМ Р-Р 20МЛ ФЛ №4 </text:p>
          </table:table-cell>
          <table:covered-table-cell/>
          <table:table-cell table:number-columns-spanned="3" table:style-name="ACE-0x1219008" office:value-type="string" office:string-value="10611 ">
            <text:p>10611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199-9 ">
            <text:p>199-9 </text:p>
          </table:table-cell>
          <table:covered-table-cell/>
          <table:table-cell table:number-columns-spanned="3" table:style-name="ACE-0x1219008" office:value-type="string" office:string-value="ФГУП &quot;НПО &quot; Микроген&quot;г.Москва ">
            <text:p>ФГУП "НПО " Микроген"г.Москв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6 ">
            <text:p>16 </text:p>
          </table:table-cell>
          <table:covered-table-cell/>
          <table:table-cell table:number-columns-spanned="2" table:style-name="ACE-0x1219008" office:value-type="string" office:string-value="БЕТАВЕР 8МГ ТАБ №30 ">
            <text:p>БЕТАВЕР 8МГ ТАБ №30 </text:p>
          </table:table-cell>
          <table:covered-table-cell/>
          <table:table-cell table:number-columns-spanned="3" table:style-name="ACE-0x1219008" office:value-type="string" office:string-value="15855 ">
            <text:p>15855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41109 ">
            <text:p>41109 </text:p>
          </table:table-cell>
          <table:covered-table-cell/>
          <table:table-cell table:number-columns-spanned="3" table:style-name="ACE-0x1219008" office:value-type="string" office:string-value="ОАО ВЕРОФАРМ ">
            <text:p>ОАО ВЕРО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7 ">
            <text:p>17 </text:p>
          </table:table-cell>
          <table:covered-table-cell/>
          <table:table-cell table:number-columns-spanned="2" table:style-name="ACE-0x1219008" office:value-type="string" office:string-value="БЕТАВЕР 8МГ ТАБ №30 ">
            <text:p>БЕТАВЕР 8МГ ТАБ №30 </text:p>
          </table:table-cell>
          <table:covered-table-cell/>
          <table:table-cell table:number-columns-spanned="3" table:style-name="ACE-0x1219008" office:value-type="string" office:string-value="15855 ">
            <text:p>15855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41109 ">
            <text:p>41109 </text:p>
          </table:table-cell>
          <table:covered-table-cell/>
          <table:table-cell table:number-columns-spanned="3" table:style-name="ACE-0x1219008" office:value-type="string" office:string-value="ОАО ВЕРОФАРМ ">
            <text:p>ОАО ВЕРО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8 ">
            <text:p>18 </text:p>
          </table:table-cell>
          <table:covered-table-cell/>
          <table:table-cell table:number-columns-spanned="2" table:style-name="ACE-0x1219008" office:value-type="string" office:string-value="БЕТАВЕР 8МГ ТАБ №30 ">
            <text:p>БЕТАВЕР 8МГ ТАБ №30 </text:p>
          </table:table-cell>
          <table:covered-table-cell/>
          <table:table-cell table:number-columns-spanned="3" table:style-name="ACE-0x1219008" office:value-type="string" office:string-value="15855 ">
            <text:p>15855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41109 ">
            <text:p>41109 </text:p>
          </table:table-cell>
          <table:covered-table-cell/>
          <table:table-cell table:number-columns-spanned="3" table:style-name="ACE-0x1219008" office:value-type="string" office:string-value="ОАО ВЕРОФАРМ ">
            <text:p>ОАО ВЕРО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19 ">
            <text:p>19 </text:p>
          </table:table-cell>
          <table:covered-table-cell/>
          <table:table-cell table:number-columns-spanned="2" table:style-name="ACE-0x1219008" office:value-type="string" office:string-value="БИФИФОРМ МАЛЫШ ПАК №21 АПЕЛЬСИН+МАЛИНА ">
            <text:p>БИФИФОРМ МАЛЫШ ПАК №21 АПЕЛЬСИН+МАЛИНА </text:p>
          </table:table-cell>
          <table:covered-table-cell/>
          <table:table-cell table:number-columns-spanned="3" table:style-name="ACE-0x1219008" office:value-type="string" office:string-value="11481 ">
            <text:p>11481 </text:p>
          </table:table-cell>
          <table:covered-table-cell table:number-columns-repeated="2"/>
          <table:table-cell table:number-columns-spanned="2" table:style-name="ACE-0x1219008" office:value-type="string" office:string-value="ПАК.">
            <text:p>ПАК.</text:p>
          </table:table-cell>
          <table:covered-table-cell/>
          <table:table-cell table:number-columns-spanned="2" table:style-name="ACE-0x1219008" office:value-type="string" office:string-value="мягкая упаковка ">
            <text:p>мягкая упаковка </text:p>
          </table:table-cell>
          <table:covered-table-cell/>
          <table:table-cell table:number-columns-spanned="2" table:style-name="ACE-0x1219008" office:value-type="string" office:string-value="219046 ">
            <text:p>219046 </text:p>
          </table:table-cell>
          <table:covered-table-cell/>
          <table:table-cell table:number-columns-spanned="3" table:style-name="ACE-0x1219008" office:value-type="string" office:string-value="ФЕРРОСАН ">
            <text:p>ФЕРРОСАН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0 ">
            <text:p>20 </text:p>
          </table:table-cell>
          <table:covered-table-cell/>
          <table:table-cell table:number-columns-spanned="2" table:style-name="ACE-0x1219008" office:value-type="string" office:string-value="ВЕНОЗОЛ КРЕМ 50МЛ ">
            <text:p>ВЕНОЗОЛ КРЕМ 50МЛ </text:p>
          </table:table-cell>
          <table:covered-table-cell/>
          <table:table-cell table:number-columns-spanned="3" table:style-name="ACE-0x1219008" office:value-type="string" office:string-value="01578 ">
            <text:p>01578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туба ">
            <text:p>туба </text:p>
          </table:table-cell>
          <table:covered-table-cell/>
          <table:table-cell table:number-columns-spanned="2" table:style-name="ACE-0x1219008" office:value-type="string" office:string-value="0110 ">
            <text:p>0110 </text:p>
          </table:table-cell>
          <table:covered-table-cell/>
          <table:table-cell table:number-columns-spanned="3" table:style-name="ACE-0x1219008" office:value-type="string" office:string-value="ООО ВИС ">
            <text:p>ООО В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1 ">
            <text:p>21 </text:p>
          </table:table-cell>
          <table:covered-table-cell/>
          <table:table-cell table:number-columns-spanned="2" table:style-name="ACE-0x1219008" office:value-type="string" office:string-value="ВИТАБАКТ 0.05% КАПЛИ ГЛ 10МЛ ">
            <text:p>ВИТАБАКТ 0.05% КАПЛИ ГЛ 10МЛ </text:p>
          </table:table-cell>
          <table:covered-table-cell/>
          <table:table-cell table:number-columns-spanned="3" table:style-name="ACE-0x1219008" office:value-type="string" office:string-value="09363 ">
            <text:p>0936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T926 ">
            <text:p>T926 </text:p>
          </table:table-cell>
          <table:covered-table-cell/>
          <table:table-cell table:number-columns-spanned="3" table:style-name="ACE-0x1219008" office:value-type="string" office:string-value="ФРАНЦИЯ ">
            <text:p>ФРАНЦ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2 ">
            <text:p>22 </text:p>
          </table:table-cell>
          <table:covered-table-cell/>
          <table:table-cell table:number-columns-spanned="2" table:style-name="ACE-0x1219008" office:value-type="string" office:string-value="ВИТАБАКТ 0.05% КАПЛИ ГЛ 10МЛ ">
            <text:p>ВИТАБАКТ 0.05% КАПЛИ ГЛ 10МЛ </text:p>
          </table:table-cell>
          <table:covered-table-cell/>
          <table:table-cell table:number-columns-spanned="3" table:style-name="ACE-0x1219008" office:value-type="string" office:string-value="09363 ">
            <text:p>0936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T926 ">
            <text:p>T926 </text:p>
          </table:table-cell>
          <table:covered-table-cell/>
          <table:table-cell table:number-columns-spanned="3" table:style-name="ACE-0x1219008" office:value-type="string" office:string-value="ЛАБОРАТУАР ТЕА Франция ">
            <text:p>ЛАБОРАТУАР ТЕА Франц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3 ">
            <text:p>23 </text:p>
          </table:table-cell>
          <table:covered-table-cell/>
          <table:table-cell table:number-columns-spanned="2" table:style-name="ACE-0x1219008" office:value-type="string" office:string-value="ГАЛОПЕРИДОЛ 5МГ/МЛ 1МЛ АМП №10 ">
            <text:p>ГАЛОПЕРИДОЛ 5МГ/МЛ 1МЛ АМП №10 </text:p>
          </table:table-cell>
          <table:covered-table-cell/>
          <table:table-cell table:number-columns-spanned="3" table:style-name="ACE-0x1219008" office:value-type="string" office:string-value="21027 ">
            <text:p>21027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230809 ">
            <text:p>230809 </text:p>
          </table:table-cell>
          <table:covered-table-cell/>
          <table:table-cell table:number-columns-spanned="3" table:style-name="ACE-0x1219008" office:value-type="string" office:string-value="ОАО Мосхимфармпрепараты им. Семашко Н.А. ">
            <text:p>ОАО Мосхимфармпрепараты им. Семашко Н.А.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4 ">
            <text:p>24 </text:p>
          </table:table-cell>
          <table:covered-table-cell/>
          <table:table-cell table:number-columns-spanned="2" table:style-name="ACE-0x1219008" office:value-type="string" office:string-value="ГЕНТАМИЦИНА СУЛЬФАТ 4% 2МЛ АМП №10 ">
            <text:p>ГЕНТАМИЦИНА СУЛЬФАТ 4% 2МЛ АМП №10 </text:p>
          </table:table-cell>
          <table:covered-table-cell/>
          <table:table-cell table:number-columns-spanned="3" table:style-name="ACE-0x1219008" office:value-type="string" office:string-value="06678 ">
            <text:p>06678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261109 ">
            <text:p>261109 </text:p>
          </table:table-cell>
          <table:covered-table-cell/>
          <table:table-cell table:number-columns-spanned="3" table:style-name="ACE-0x1219008" office:value-type="string" office:string-value="ОАО ДАЛЬХИМФАРМ ">
            <text:p>ОАО ДАЛЬХИМ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5 ">
            <text:p>25 </text:p>
          </table:table-cell>
          <table:covered-table-cell/>
          <table:table-cell table:number-columns-spanned="2" table:style-name="ACE-0x1219008" office:value-type="string" office:string-value="ГЕПА-МЕРЦ 5Г/10МЛ АМП №10 ">
            <text:p>ГЕПА-МЕРЦ 5Г/10МЛ АМП №10 </text:p>
          </table:table-cell>
          <table:covered-table-cell/>
          <table:table-cell table:number-columns-spanned="3" table:style-name="ACE-0x1219008" office:value-type="string" office:string-value="14638 ">
            <text:p>14638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812301 ">
            <text:p>812301 </text:p>
          </table:table-cell>
          <table:covered-table-cell/>
          <table:table-cell table:number-columns-spanned="3" table:style-name="ACE-0x1219008" office:value-type="string" office:string-value="Мерц Фарма, Германия ">
            <text:p>Мерц Фарма, Герма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9">
            <text:p>9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6 ">
            <text:p>26 </text:p>
          </table:table-cell>
          <table:covered-table-cell/>
          <table:table-cell table:number-columns-spanned="2" table:style-name="ACE-0x1219008" office:value-type="string" office:string-value="ДАЛЬФАЗ РЕТАРД 5МГ ТАБ №56 ">
            <text:p>ДАЛЬФАЗ РЕТАРД 5МГ ТАБ №56 </text:p>
          </table:table-cell>
          <table:covered-table-cell/>
          <table:table-cell table:number-columns-spanned="3" table:style-name="ACE-0x1219008" office:value-type="string" office:string-value="05063 ">
            <text:p>05063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блистер ">
            <text:p>блистер </text:p>
          </table:table-cell>
          <table:covered-table-cell/>
          <table:table-cell table:number-columns-spanned="2" table:style-name="ACE-0x1219008" office:value-type="string" office:string-value="8Т012 ">
            <text:p>8Т012 </text:p>
          </table:table-cell>
          <table:covered-table-cell/>
          <table:table-cell table:number-columns-spanned="3" table:style-name="ACE-0x1219008" office:value-type="string" office:string-value="Санофи Винтроп Индустрия. Франция ">
            <text:p>Санофи Винтроп Индустрия. Франц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7 ">
            <text:p>27 </text:p>
          </table:table-cell>
          <table:covered-table-cell/>
          <table:table-cell table:number-columns-spanned="2" table:style-name="ACE-0x1219008" office:value-type="string" office:string-value="ДЕТРУЗИТОЛ 2МГ ТАБ №28 ">
            <text:p>ДЕТРУЗИТОЛ 2МГ ТАБ №28 </text:p>
          </table:table-cell>
          <table:covered-table-cell/>
          <table:table-cell table:number-columns-spanned="3" table:style-name="ACE-0x1219008" office:value-type="string" office:string-value="15365 ">
            <text:p>15365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A001036M ">
            <text:p>A001036M </text:p>
          </table:table-cell>
          <table:covered-table-cell/>
          <table:table-cell table:number-columns-spanned="3" table:style-name="ACE-0x1219008" office:value-type="string" office:string-value="Пфайзер Италия ">
            <text:p>Пфайзер Итал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8 ">
            <text:p>28 </text:p>
          </table:table-cell>
          <table:covered-table-cell/>
          <table:table-cell table:number-columns-spanned="2" table:style-name="ACE-0x1219008" office:value-type="string" office:string-value="ДРОПЕРИДОЛ 2.5МГ/МЛ АМП 2МЛ №5 ">
            <text:p>ДРОПЕРИДОЛ 2.5МГ/МЛ АМП 2МЛ №5 </text:p>
          </table:table-cell>
          <table:covered-table-cell/>
          <table:table-cell table:number-columns-spanned="3" table:style-name="ACE-0x1219008" office:value-type="string" office:string-value="20897 ">
            <text:p>20897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41009 ">
            <text:p>41009 </text:p>
          </table:table-cell>
          <table:covered-table-cell/>
          <table:table-cell table:number-columns-spanned="3" table:style-name="ACE-0x1219008" office:value-type="string" office:string-value="МОСКОВСКИЙ ЭНДОКРИННЫЙ ЗАВОД ">
            <text:p>МОСКОВСКИЙ ЭНДОКРИННЫЙ ЗАВОД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29 ">
            <text:p>29 </text:p>
          </table:table-cell>
          <table:covered-table-cell/>
          <table:table-cell table:number-columns-spanned="2" table:style-name="ACE-0x1219008" office:value-type="string" office:string-value="ДРОПЕРИДОЛ 2.5МГ/МЛ АМП 2МЛ №5 ">
            <text:p>ДРОПЕРИДОЛ 2.5МГ/МЛ АМП 2МЛ №5 </text:p>
          </table:table-cell>
          <table:covered-table-cell/>
          <table:table-cell table:number-columns-spanned="3" table:style-name="ACE-0x1219008" office:value-type="string" office:string-value="20897 ">
            <text:p>20897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41009 ">
            <text:p>41009 </text:p>
          </table:table-cell>
          <table:covered-table-cell/>
          <table:table-cell table:number-columns-spanned="3" table:style-name="ACE-0x1219008" office:value-type="string" office:string-value="Московский эндокринный завод, Москва ">
            <text:p>Московский эндокринный завод, Москв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0 ">
            <text:p>30 </text:p>
          </table:table-cell>
          <table:covered-table-cell/>
          <table:table-cell table:number-columns-spanned="2" table:style-name="ACE-0x1219008" office:value-type="string" office:string-value="ЗИПАНТОЛА 40МГ ТАБ №28 ">
            <text:p>ЗИПАНТОЛА 40МГ ТАБ №28 </text:p>
          </table:table-cell>
          <table:covered-table-cell/>
          <table:table-cell table:number-columns-spanned="3" table:style-name="ACE-0x1219008" office:value-type="string" office:string-value="16471 ">
            <text:p>16471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356109 ">
            <text:p>356109 </text:p>
          </table:table-cell>
          <table:covered-table-cell/>
          <table:table-cell table:number-columns-spanned="3" table:style-name="ACE-0x1219008" office:value-type="string" office:string-value="ПЛИВА ">
            <text:p>ПЛИВ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1 ">
            <text:p>31 </text:p>
          </table:table-cell>
          <table:covered-table-cell/>
          <table:table-cell table:number-columns-spanned="2" table:style-name="ACE-0x1219008" office:value-type="string" office:string-value="ИНГАРОН 100000 МЕ ФЛ №1 ">
            <text:p>ИНГАРОН 100000 МЕ ФЛ №1 </text:p>
          </table:table-cell>
          <table:covered-table-cell/>
          <table:table-cell table:number-columns-spanned="3" table:style-name="ACE-0x1219008" office:value-type="string" office:string-value="19568 ">
            <text:p>19568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НПП Фармаклон, Москва ">
            <text:p>НПП Фармаклон, Москв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2 ">
            <text:p>32 </text:p>
          </table:table-cell>
          <table:covered-table-cell/>
          <table:table-cell table:number-columns-spanned="2" table:style-name="ACE-0x1219008" office:value-type="string" office:string-value="ИНГАРОН 100000 МЕ ФЛ №1 ">
            <text:p>ИНГАРОН 100000 МЕ ФЛ №1 </text:p>
          </table:table-cell>
          <table:covered-table-cell/>
          <table:table-cell table:number-columns-spanned="3" table:style-name="ACE-0x1219008" office:value-type="string" office:string-value="19568 ">
            <text:p>19568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ООО&quot;НПП&quot;ФАРМАКЛОН&quot; РОССИЯ ">
            <text:p>ООО"НПП"ФАРМАКЛОН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3 ">
            <text:p>33 </text:p>
          </table:table-cell>
          <table:covered-table-cell/>
          <table:table-cell table:number-columns-spanned="2" table:style-name="ACE-0x1219008" office:value-type="string" office:string-value="ИНГАРОН 100000 МЕ ФЛ №1 ">
            <text:p>ИНГАРОН 100000 МЕ ФЛ №1 </text:p>
          </table:table-cell>
          <table:covered-table-cell/>
          <table:table-cell table:number-columns-spanned="3" table:style-name="ACE-0x1219008" office:value-type="string" office:string-value="19568 ">
            <text:p>19568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ООО НПП Фармаклон ">
            <text:p>ООО НПП Фармаклон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4 ">
            <text:p>34 </text:p>
          </table:table-cell>
          <table:covered-table-cell/>
          <table:table-cell table:number-columns-spanned="2" table:style-name="ACE-0x1219008" office:value-type="string" office:string-value="ИНГАРОН 100000 МЕ ФЛ №1 ">
            <text:p>ИНГАРОН 100000 МЕ ФЛ №1 </text:p>
          </table:table-cell>
          <table:covered-table-cell/>
          <table:table-cell table:number-columns-spanned="3" table:style-name="ACE-0x1219008" office:value-type="string" office:string-value="19568 ">
            <text:p>19568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61109 ">
            <text:p>061109 </text:p>
          </table:table-cell>
          <table:covered-table-cell/>
          <table:table-cell table:number-columns-spanned="3" table:style-name="ACE-0x1219008" office:value-type="string" office:string-value="ООО НПП ФАРМАКЛОН ">
            <text:p>ООО НПП ФАРМАКЛОН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5 ">
            <text:p>35 </text:p>
          </table:table-cell>
          <table:covered-table-cell/>
          <table:table-cell table:number-columns-spanned="2" table:style-name="ACE-0x1219008" office:value-type="string" office:string-value="ИНСТЕНОН 2МЛ АМП №5 ">
            <text:p>ИНСТЕНОН 2МЛ АМП №5 </text:p>
          </table:table-cell>
          <table:covered-table-cell/>
          <table:table-cell table:number-columns-spanned="3" table:style-name="ACE-0x1219008" office:value-type="string" office:string-value="01544 ">
            <text:p>01544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10428230 ">
            <text:p>10428230 </text:p>
          </table:table-cell>
          <table:covered-table-cell/>
          <table:table-cell table:number-columns-spanned="3" table:style-name="ACE-0x1219008" office:value-type="string" office:string-value="Никомед Австрия ГмбХ. Австрия ">
            <text:p>Никомед Австрия ГмбХ. Австр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6 ">
            <text:p>36 </text:p>
          </table:table-cell>
          <table:covered-table-cell/>
          <table:table-cell table:number-columns-spanned="2" table:style-name="ACE-0x1219008" office:value-type="string" office:string-value="КАРДИКЕТ РЕТАРД 120МГ КАПС №20 ">
            <text:p>КАРДИКЕТ РЕТАРД 120МГ КАПС №20 </text:p>
          </table:table-cell>
          <table:covered-table-cell/>
          <table:table-cell table:number-columns-spanned="3" table:style-name="ACE-0x1219008" office:value-type="string" office:string-value="08303 ">
            <text:p>0830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741303 ">
            <text:p>2741303 </text:p>
          </table:table-cell>
          <table:covered-table-cell/>
          <table:table-cell table:number-columns-spanned="3" table:style-name="ACE-0x1219008" office:value-type="string" office:string-value="Германия, Шварц Фарма ">
            <text:p>Германия, Шварц Фарма </text:p>
          </table:table-cell>
          <table:covered-table-cell table:number-columns-repeated="2"/>
          <table:table-cell table:number-columns-spanned="2" table:style-name="ACE-0x1219008" office:value-type="string" office:string-value="ЖНВЛС незарегистрировано ">
            <text:p>ЖНВЛС незарегистрировано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7 ">
            <text:p>37 </text:p>
          </table:table-cell>
          <table:covered-table-cell/>
          <table:table-cell table:number-columns-spanned="2" table:style-name="ACE-0x1219008" office:value-type="string" office:string-value="КАРДИКЕТ РЕТАРД 120МГ КАПС №20 ">
            <text:p>КАРДИКЕТ РЕТАРД 120МГ КАПС №20 </text:p>
          </table:table-cell>
          <table:covered-table-cell/>
          <table:table-cell table:number-columns-spanned="3" table:style-name="ACE-0x1219008" office:value-type="string" office:string-value="08303 ">
            <text:p>0830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741303 ">
            <text:p>2741303 </text:p>
          </table:table-cell>
          <table:covered-table-cell/>
          <table:table-cell table:number-columns-spanned="3" table:style-name="ACE-0x1219008" office:value-type="string" office:string-value="Шварц Фарма-АГ ГЕРМАНИЯ ">
            <text:p>Шварц Фарма-АГ ГЕРМА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№ приказа :НЕ ЗАРЕГИСТРИРОВАННО ">
            <text:p>истекший срок годности № приказа :НЕ ЗАРЕГИСТРИРОВАННО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8 ">
            <text:p>38 </text:p>
          </table:table-cell>
          <table:covered-table-cell/>
          <table:table-cell table:number-columns-spanned="2" table:style-name="ACE-0x1219008" office:value-type="string" office:string-value="КАТЕТЕР НЕЛАТОНА №16 ">
            <text:p>КАТЕТЕР НЕЛАТОНА №16 </text:p>
          </table:table-cell>
          <table:covered-table-cell/>
          <table:table-cell table:number-columns-spanned="3" table:style-name="ACE-0x1219008" office:value-type="string" office:string-value="00922 ">
            <text:p>00922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мягкая упаковка ">
            <text:p>мягкая упаковка </text:p>
          </table:table-cell>
          <table:covered-table-cell/>
          <table:table-cell table:number-columns-spanned="2" table:style-name="ACE-0x1219008" office:value-type="string" office:string-value="06508 ">
            <text:p>06508 </text:p>
          </table:table-cell>
          <table:covered-table-cell/>
          <table:table-cell table:number-columns-spanned="3" table:style-name="ACE-0x1219008" office:value-type="string" office:string-value="&quot;Алексмед Интернэйшнл&quot; Нидерланды ">
            <text:p>"Алексмед Интернэйшнл" Нидерланды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39 ">
            <text:p>39 </text:p>
          </table:table-cell>
          <table:covered-table-cell/>
          <table:table-cell table:number-columns-spanned="2" table:style-name="ACE-0x1219008" office:value-type="string" office:string-value="КЛИНДАМИЦИН 150МГ КАПС №16 ">
            <text:p>КЛИНДАМИЦИН 150МГ КАПС №16 </text:p>
          </table:table-cell>
          <table:covered-table-cell/>
          <table:table-cell table:number-columns-spanned="3" table:style-name="ACE-0x1219008" office:value-type="string" office:string-value="12503 ">
            <text:p>1250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0911208 ">
            <text:p>0911208 </text:p>
          </table:table-cell>
          <table:covered-table-cell/>
          <table:table-cell table:number-columns-spanned="3" table:style-name="ACE-0x1219008" office:value-type="string" office:string-value="Хемофарм концерн АД. Югославия ">
            <text:p>Хемофарм концерн АД. Югослав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0 ">
            <text:p>40 </text:p>
          </table:table-cell>
          <table:covered-table-cell/>
          <table:table-cell table:number-columns-spanned="2" table:style-name="ACE-0x1219008" office:value-type="string" office:string-value="КО-ТРИМОКСАЗОЛ 120 ТАБ №20 ">
            <text:p>КО-ТРИМОКСАЗОЛ 120 ТАБ №20 </text:p>
          </table:table-cell>
          <table:covered-table-cell/>
          <table:table-cell table:number-columns-spanned="3" table:style-name="ACE-0x1219008" office:value-type="string" office:string-value="06599 ">
            <text:p>06599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1007 ">
            <text:p>21007 </text:p>
          </table:table-cell>
          <table:covered-table-cell/>
          <table:table-cell table:number-columns-spanned="3" table:style-name="ACE-0x1219008" office:value-type="string" office:string-value="ОАО &quot;АКРИХИН&quot; ">
            <text:p>ОАО "АКРИХИН"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4">
            <text:p>4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1 ">
            <text:p>41 </text:p>
          </table:table-cell>
          <table:covered-table-cell/>
          <table:table-cell table:number-columns-spanned="2" table:style-name="ACE-0x1219008" office:value-type="string" office:string-value="КОЛЬЦО МАТОЧНОЕ N3 ">
            <text:p>КОЛЬЦО МАТОЧНОЕ N3 </text:p>
          </table:table-cell>
          <table:covered-table-cell/>
          <table:table-cell table:number-columns-spanned="3" table:style-name="ACE-0x1219008" office:value-type="string" office:string-value="10106 ">
            <text:p>10106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мягкая упаковка ">
            <text:p>мягкая упаковка </text:p>
          </table:table-cell>
          <table:covered-table-cell/>
          <table:table-cell table:number-columns-spanned="2" table:style-name="ACE-0x1219008" office:value-type="string" office:string-value="102010 ">
            <text:p>102010 </text:p>
          </table:table-cell>
          <table:covered-table-cell/>
          <table:table-cell table:number-columns-spanned="3" table:style-name="ACE-0x1219008" office:value-type="string" office:string-value="ОАО &quot; Объединение &quot;Альфапластик&quot; ">
            <text:p>ОАО " Объединение "Альфапластик"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2 ">
            <text:p>42 </text:p>
          </table:table-cell>
          <table:covered-table-cell/>
          <table:table-cell table:number-columns-spanned="2" table:style-name="ACE-0x1219008" office:value-type="string" office:string-value="КОРДИ КОР 5МГ ТАБ №30 ">
            <text:p>КОРДИ КОР 5МГ ТАБ №30 </text:p>
          </table:table-cell>
          <table:covered-table-cell/>
          <table:table-cell table:number-columns-spanned="3" table:style-name="ACE-0x1219008" office:value-type="string" office:string-value="15943 ">
            <text:p>15943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1124151108 ">
            <text:p>1124151108 </text:p>
          </table:table-cell>
          <table:covered-table-cell/>
          <table:table-cell table:number-columns-spanned="3" table:style-name="ACE-0x1219008" office:value-type="string" office:string-value="АКТИВИС ">
            <text:p>АКТИВ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3 ">
            <text:p>43 </text:p>
          </table:table-cell>
          <table:covered-table-cell/>
          <table:table-cell table:number-columns-spanned="2" table:style-name="ACE-0x1219008" office:value-type="string" office:string-value="КОРОНЕЛЬ 10МГ ТАБ №60 ">
            <text:p>КОРОНЕЛЬ 10МГ ТАБ №60 </text:p>
          </table:table-cell>
          <table:covered-table-cell/>
          <table:table-cell table:number-columns-spanned="3" table:style-name="ACE-0x1219008" office:value-type="string" office:string-value="20059 ">
            <text:p>20059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020810/010810 ">
            <text:p>020810/010810 </text:p>
          </table:table-cell>
          <table:covered-table-cell/>
          <table:table-cell table:number-columns-spanned="3" table:style-name="ACE-0x1219008" office:value-type="string" office:string-value="ПИК-ФАРМА ">
            <text:p>ПИК-ФАРМ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5">
            <text:p>5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4 ">
            <text:p>44 </text:p>
          </table:table-cell>
          <table:covered-table-cell/>
          <table:table-cell table:number-columns-spanned="2" table:style-name="ACE-0x1219008" office:value-type="string" office:string-value="КОРОНЕЛЬ 10МГ ТАБ №60 ">
            <text:p>КОРОНЕЛЬ 10МГ ТАБ №60 </text:p>
          </table:table-cell>
          <table:covered-table-cell/>
          <table:table-cell table:number-columns-spanned="3" table:style-name="ACE-0x1219008" office:value-type="string" office:string-value="20059 ">
            <text:p>20059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1009 ">
            <text:p>21009 </text:p>
          </table:table-cell>
          <table:covered-table-cell/>
          <table:table-cell table:number-columns-spanned="3" table:style-name="ACE-0x1219008" office:value-type="string" office:string-value="ЗАО&quot;ОХФК&quot; РОССИЯ ">
            <text:p>ЗАО"ОХФК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5 ">
            <text:p>45 </text:p>
          </table:table-cell>
          <table:covered-table-cell/>
          <table:table-cell table:number-columns-spanned="2" table:style-name="ACE-0x1219008" office:value-type="string" office:string-value="ЛЕВОФЛОКСАЦИН 250МГ ТАБ №10 ">
            <text:p>ЛЕВОФЛОКСАЦИН 250МГ ТАБ №10 </text:p>
          </table:table-cell>
          <table:covered-table-cell/>
          <table:table-cell table:number-columns-spanned="3" table:style-name="ACE-0x1219008" office:value-type="string" office:string-value="12774 ">
            <text:p>12774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010309 ">
            <text:p>010309 </text:p>
          </table:table-cell>
          <table:covered-table-cell/>
          <table:table-cell table:number-columns-spanned="3" table:style-name="ACE-0x1219008" office:value-type="string" office:string-value="ЗАО&quot;МАКИЗ-ФАРМА&quot; РОССИЯ ">
            <text:p>ЗАО"МАКИЗ-ФАРМА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6 ">
            <text:p>46 </text:p>
          </table:table-cell>
          <table:covered-table-cell/>
          <table:table-cell table:number-columns-spanned="2" table:style-name="ACE-0x1219008" office:value-type="string" office:string-value="ЛЕВОФЛОКСАЦИН 250МГ ТАБ №5 ">
            <text:p>ЛЕВОФЛОКСАЦИН 250МГ ТАБ №5 </text:p>
          </table:table-cell>
          <table:covered-table-cell/>
          <table:table-cell table:number-columns-spanned="3" table:style-name="ACE-0x1219008" office:value-type="string" office:string-value="07731 ">
            <text:p>07731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011109 ">
            <text:p>011109 </text:p>
          </table:table-cell>
          <table:covered-table-cell/>
          <table:table-cell table:number-columns-spanned="3" table:style-name="ACE-0x1219008" office:value-type="string" office:string-value="ЗАО Вертекс.Россия ">
            <text:p>ЗАО Вертекс.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7 ">
            <text:p>47 </text:p>
          </table:table-cell>
          <table:covered-table-cell/>
          <table:table-cell table:number-columns-spanned="2" table:style-name="ACE-0x1219008" office:value-type="string" office:string-value="ЛЕКАРЬ КРЕМ 50МЛ Д/РАСТИРАНИЙ ">
            <text:p>ЛЕКАРЬ КРЕМ 50МЛ Д/РАСТИРАНИЙ </text:p>
          </table:table-cell>
          <table:covered-table-cell/>
          <table:table-cell table:number-columns-spanned="3" table:style-name="ACE-0x1219008" office:value-type="string" office:string-value="22439 ">
            <text:p>22439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стекло ">
            <text:p>стекло </text:p>
          </table:table-cell>
          <table:covered-table-cell/>
          <table:table-cell table:number-columns-spanned="2" table:style-name="ACE-0x1219008" office:value-type="string" office:string-value="1009 ">
            <text:p>1009 </text:p>
          </table:table-cell>
          <table:covered-table-cell/>
          <table:table-cell table:number-columns-spanned="3" table:style-name="ACE-0x1219008" office:value-type="string" office:string-value="ООО &quot;ВИС&quot; ">
            <text:p>ООО "ВИС"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8 ">
            <text:p>48 </text:p>
          </table:table-cell>
          <table:covered-table-cell/>
          <table:table-cell table:number-columns-spanned="2" table:style-name="ACE-0x1219008" office:value-type="string" office:string-value="ЛИТЭН 10МГ ТАБ №30 ">
            <text:p>ЛИТЭН 10МГ ТАБ №30 </text:p>
          </table:table-cell>
          <table:covered-table-cell/>
          <table:table-cell table:number-columns-spanned="3" table:style-name="ACE-0x1219008" office:value-type="string" office:string-value="23156 ">
            <text:p>23156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7280 ">
            <text:p>7280 </text:p>
          </table:table-cell>
          <table:covered-table-cell/>
          <table:table-cell table:number-columns-spanned="3" table:style-name="ACE-0x1219008" office:value-type="string" office:string-value="БОСНАЛЕК ">
            <text:p>БОСНАЛЕК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49 ">
            <text:p>49 </text:p>
          </table:table-cell>
          <table:covered-table-cell/>
          <table:table-cell table:number-columns-spanned="2" table:style-name="ACE-0x1219008" office:value-type="string" office:string-value="ЛИТЭН 20МГ ТАБ №30 ">
            <text:p>ЛИТЭН 20МГ ТАБ №30 </text:p>
          </table:table-cell>
          <table:covered-table-cell/>
          <table:table-cell table:number-columns-spanned="3" table:style-name="ACE-0x1219008" office:value-type="string" office:string-value="23158 ">
            <text:p>23158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7284 ">
            <text:p>7284 </text:p>
          </table:table-cell>
          <table:covered-table-cell/>
          <table:table-cell table:number-columns-spanned="3" table:style-name="ACE-0x1219008" office:value-type="string" office:string-value="БОСНАЛЕК ">
            <text:p>БОСНАЛЕК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0 ">
            <text:p>50 </text:p>
          </table:table-cell>
          <table:covered-table-cell/>
          <table:table-cell table:number-columns-spanned="2" table:style-name="ACE-0x1219008" office:value-type="string" office:string-value="ЛИТЭН 5МГ ТАБ №30 ">
            <text:p>ЛИТЭН 5МГ ТАБ №30 </text:p>
          </table:table-cell>
          <table:covered-table-cell/>
          <table:table-cell table:number-columns-spanned="3" table:style-name="ACE-0x1219008" office:value-type="string" office:string-value="23813 ">
            <text:p>2381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7167 ">
            <text:p>7167 </text:p>
          </table:table-cell>
          <table:covered-table-cell/>
          <table:table-cell table:number-columns-spanned="3" table:style-name="ACE-0x1219008" office:value-type="string" office:string-value="БОСНАЛЕК ">
            <text:p>БОСНАЛЕК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1 ">
            <text:p>51 </text:p>
          </table:table-cell>
          <table:covered-table-cell/>
          <table:table-cell table:number-columns-spanned="2" table:style-name="ACE-0x1219008" office:value-type="string" office:string-value="ЛОРИСТА 12.5МГ ТАБ №30 ">
            <text:p>ЛОРИСТА 12.5МГ ТАБ №30 </text:p>
          </table:table-cell>
          <table:covered-table-cell/>
          <table:table-cell table:number-columns-spanned="3" table:style-name="ACE-0x1219008" office:value-type="string" office:string-value="15764 ">
            <text:p>15764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4241009 ">
            <text:p>4241009 </text:p>
          </table:table-cell>
          <table:covered-table-cell/>
          <table:table-cell table:number-columns-spanned="3" table:style-name="ACE-0x1219008" office:value-type="string" office:string-value="КРКА ">
            <text:p>КРК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2 ">
            <text:p>52 </text:p>
          </table:table-cell>
          <table:covered-table-cell/>
          <table:table-cell table:number-columns-spanned="2" table:style-name="ACE-0x1219008" office:value-type="string" office:string-value="ЛОФОКС 0.3% КАП ГЛ 5МЛ ">
            <text:p>ЛОФОКС 0.3% КАП ГЛ 5МЛ </text:p>
          </table:table-cell>
          <table:covered-table-cell/>
          <table:table-cell table:number-columns-spanned="3" table:style-name="ACE-0x1219008" office:value-type="string" office:string-value="20679 ">
            <text:p>20679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21109 ">
            <text:p>21109 </text:p>
          </table:table-cell>
          <table:covered-table-cell/>
          <table:table-cell table:number-columns-spanned="3" table:style-name="ACE-0x1219008" office:value-type="string" office:string-value="ОАО&quot;СИНТЕЗ&quot; РОССИЯ ">
            <text:p>ОАО"СИНТЕЗ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3 ">
            <text:p>53 </text:p>
          </table:table-cell>
          <table:covered-table-cell/>
          <table:table-cell table:number-columns-spanned="2" table:style-name="ACE-0x1219008" office:value-type="string" office:string-value="МЕЛИПРАМИН 12.5МГ/МЛ АМП 2МЛ №10 ">
            <text:p>МЕЛИПРАМИН 12.5МГ/МЛ АМП 2МЛ №10 </text:p>
          </table:table-cell>
          <table:covered-table-cell/>
          <table:table-cell table:number-columns-spanned="3" table:style-name="ACE-0x1219008" office:value-type="string" office:string-value="21046 ">
            <text:p>21046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Т168В1109 ">
            <text:p>Т168В1109 </text:p>
          </table:table-cell>
          <table:covered-table-cell/>
          <table:table-cell table:number-columns-spanned="3" table:style-name="ACE-0x1219008" office:value-type="string" office:string-value="ЭГИС ">
            <text:p>ЭГ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4 ">
            <text:p>54 </text:p>
          </table:table-cell>
          <table:covered-table-cell/>
          <table:table-cell table:number-columns-spanned="2" table:style-name="ACE-0x1219008" office:value-type="string" office:string-value="МЕЛИПРАМИН 12.5МГ/МЛ АМП 2МЛ №10 ">
            <text:p>МЕЛИПРАМИН 12.5МГ/МЛ АМП 2МЛ №10 </text:p>
          </table:table-cell>
          <table:covered-table-cell/>
          <table:table-cell table:number-columns-spanned="3" table:style-name="ACE-0x1219008" office:value-type="string" office:string-value="21046 ">
            <text:p>21046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стекло ">
            <text:p>стекло </text:p>
          </table:table-cell>
          <table:covered-table-cell/>
          <table:table-cell table:number-columns-spanned="2" table:style-name="ACE-0x1219008" office:value-type="string" office:string-value="Т168В1109 ">
            <text:p>Т168В1109 </text:p>
          </table:table-cell>
          <table:covered-table-cell/>
          <table:table-cell table:number-columns-spanned="3" table:style-name="ACE-0x1219008" office:value-type="string" office:string-value="ЭГИС,ВЕНГРИЯ ">
            <text:p>ЭГИС,ВЕНГР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5 ">
            <text:p>55 </text:p>
          </table:table-cell>
          <table:covered-table-cell/>
          <table:table-cell table:number-columns-spanned="2" table:style-name="ACE-0x1219008" office:value-type="string" office:string-value="МЕЛИПРАМИН 12.5МГ/МЛ АМП 2МЛ №10 ">
            <text:p>МЕЛИПРАМИН 12.5МГ/МЛ АМП 2МЛ №10 </text:p>
          </table:table-cell>
          <table:covered-table-cell/>
          <table:table-cell table:number-columns-spanned="3" table:style-name="ACE-0x1219008" office:value-type="string" office:string-value="21046 ">
            <text:p>21046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стекло ">
            <text:p>стекло </text:p>
          </table:table-cell>
          <table:covered-table-cell/>
          <table:table-cell table:number-columns-spanned="2" table:style-name="ACE-0x1219008" office:value-type="string" office:string-value="Т168В1109 ">
            <text:p>Т168В1109 </text:p>
          </table:table-cell>
          <table:covered-table-cell/>
          <table:table-cell table:number-columns-spanned="3" table:style-name="ACE-0x1219008" office:value-type="string" office:string-value="ЭГИС, ВЕНГРИЯ ">
            <text:p>ЭГИС, ВЕНГР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6 ">
            <text:p>56 </text:p>
          </table:table-cell>
          <table:covered-table-cell/>
          <table:table-cell table:number-columns-spanned="2" table:style-name="ACE-0x1219008" office:value-type="string" office:string-value="МЕЛИПРАМИН 12.5МГ/МЛ АМП 2МЛ №10 ">
            <text:p>МЕЛИПРАМИН 12.5МГ/МЛ АМП 2МЛ №10 </text:p>
          </table:table-cell>
          <table:covered-table-cell/>
          <table:table-cell table:number-columns-spanned="3" table:style-name="ACE-0x1219008" office:value-type="string" office:string-value="21046 ">
            <text:p>21046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стекло ">
            <text:p>стекло </text:p>
          </table:table-cell>
          <table:covered-table-cell/>
          <table:table-cell table:number-columns-spanned="2" table:style-name="ACE-0x1219008" office:value-type="string" office:string-value="Т168В1109 ">
            <text:p>Т168В1109 </text:p>
          </table:table-cell>
          <table:covered-table-cell/>
          <table:table-cell table:number-columns-spanned="3" table:style-name="ACE-0x1219008" office:value-type="string" office:string-value="ОАО Фарм.завод ЭГИС Венгрия ">
            <text:p>ОАО Фарм.завод ЭГИС Венгр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8">
            <text:p>8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7 ">
            <text:p>57 </text:p>
          </table:table-cell>
          <table:covered-table-cell/>
          <table:table-cell table:number-columns-spanned="2" table:style-name="ACE-0x1219008" office:value-type="string" office:string-value="МИДОЛАТ 250МГ КАПС №40 ">
            <text:p>МИДОЛАТ 250МГ КАПС №40 </text:p>
          </table:table-cell>
          <table:covered-table-cell/>
          <table:table-cell table:number-columns-spanned="3" table:style-name="ACE-0x1219008" office:value-type="string" office:string-value="21578 ">
            <text:p>21578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41109 ">
            <text:p>41109 </text:p>
          </table:table-cell>
          <table:covered-table-cell/>
          <table:table-cell table:number-columns-spanned="3" table:style-name="ACE-0x1219008" office:value-type="string" office:string-value="ОЛАЙНФАРМ ">
            <text:p>ОЛАЙНФАРМ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7">
            <text:p>7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8 ">
            <text:p>58 </text:p>
          </table:table-cell>
          <table:covered-table-cell/>
          <table:table-cell table:number-columns-spanned="2" table:style-name="ACE-0x1219008" office:value-type="string" office:string-value="НИТРОГЛИЦЕРИН 0.5МГ КАПС №20 ">
            <text:p>НИТРОГЛИЦЕРИН 0.5МГ КАПС №20 </text:p>
          </table:table-cell>
          <table:covered-table-cell/>
          <table:table-cell table:number-columns-spanned="3" table:style-name="ACE-0x1219008" office:value-type="string" office:string-value="03136 ">
            <text:p>03136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блистер ">
            <text:p>блистер </text:p>
          </table:table-cell>
          <table:covered-table-cell/>
          <table:table-cell table:number-columns-spanned="2" table:style-name="ACE-0x1219008" office:value-type="string" office:string-value="161109 ">
            <text:p>161109 </text:p>
          </table:table-cell>
          <table:covered-table-cell/>
          <table:table-cell table:number-columns-spanned="3" table:style-name="ACE-0x1219008" office:value-type="string" office:string-value="ООО Люми ">
            <text:p>ООО Люми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0">
            <text:p>20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59 ">
            <text:p>59 </text:p>
          </table:table-cell>
          <table:covered-table-cell/>
          <table:table-cell table:number-columns-spanned="2" table:style-name="ACE-0x1219008" office:value-type="string" office:string-value="ОКСИС ТУРБУХАЛЕР 9МКГ/ДОЗА 60ДОЗ ">
            <text:p>ОКСИС ТУРБУХАЛЕР 9МКГ/ДОЗА 60ДОЗ </text:p>
          </table:table-cell>
          <table:covered-table-cell/>
          <table:table-cell table:number-columns-spanned="3" table:style-name="ACE-0x1219008" office:value-type="string" office:string-value="11280 ">
            <text:p>11280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LF1649 ">
            <text:p>LF1649 </text:p>
          </table:table-cell>
          <table:covered-table-cell/>
          <table:table-cell table:number-columns-spanned="3" table:style-name="ACE-0x1219008" office:value-type="string" office:string-value="АСТРА ЗЕНЕКА, ШВЕЦИЯ ">
            <text:p>АСТРА ЗЕНЕКА, ШВЕЦ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0 ">
            <text:p>60 </text:p>
          </table:table-cell>
          <table:covered-table-cell/>
          <table:table-cell table:number-columns-spanned="2" table:style-name="ACE-0x1219008" office:value-type="string" office:string-value="ОМСУЛОЗИН 0.4МГ КАПС №30 ">
            <text:p>ОМСУЛОЗИН 0.4МГ КАПС №30 </text:p>
          </table:table-cell>
          <table:covered-table-cell/>
          <table:table-cell table:number-columns-spanned="3" table:style-name="ACE-0x1219008" office:value-type="string" office:string-value="16855 ">
            <text:p>16855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104546 ">
            <text:p>2104546 </text:p>
          </table:table-cell>
          <table:covered-table-cell/>
          <table:table-cell table:number-columns-spanned="3" table:style-name="ACE-0x1219008" office:value-type="string" office:string-value="РАНБАКСИ ">
            <text:p>РАНБАКСИ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1 ">
            <text:p>61 </text:p>
          </table:table-cell>
          <table:covered-table-cell/>
          <table:table-cell table:number-columns-spanned="2" table:style-name="ACE-0x1219008" office:value-type="string" office:string-value="ОРУНГАЛ 10МГ/МЛ РАСТВОР 150МЛ ">
            <text:p>ОРУНГАЛ 10МГ/МЛ РАСТВОР 150МЛ </text:p>
          </table:table-cell>
          <table:covered-table-cell/>
          <table:table-cell table:number-columns-spanned="3" table:style-name="ACE-0x1219008" office:value-type="string" office:string-value="21200 ">
            <text:p>21200 </text:p>
          </table:table-cell>
          <table:covered-table-cell table:number-columns-repeated="2"/>
          <table:table-cell table:number-columns-spanned="2" table:style-name="ACE-0x1219008" office:value-type="string" office:string-value="ФЛ. ">
            <text:p>ФЛ. 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9HB1Q00 ">
            <text:p>9HB1Q00 </text:p>
          </table:table-cell>
          <table:covered-table-cell/>
          <table:table-cell table:number-columns-spanned="3" table:style-name="ACE-0x1219008" office:value-type="string" office:string-value="ЯНССЕН ФАРМАЦЕВТИКА,БЕЛЬГИЯ ">
            <text:p>ЯНССЕН ФАРМАЦЕВТИКА,БЕЛЬГ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2 ">
            <text:p>62 </text:p>
          </table:table-cell>
          <table:covered-table-cell/>
          <table:table-cell table:number-columns-spanned="2" table:style-name="ACE-0x1219008" office:value-type="string" office:string-value="ОФТАН ТИМОЛОЛ 0.5% КАП ГЛ 5МЛ ">
            <text:p>ОФТАН ТИМОЛОЛ 0.5% КАП ГЛ 5МЛ </text:p>
          </table:table-cell>
          <table:covered-table-cell/>
          <table:table-cell table:number-columns-spanned="3" table:style-name="ACE-0x1219008" office:value-type="string" office:string-value="02820 ">
            <text:p>02820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флакон ">
            <text:p>коробка-флакон </text:p>
          </table:table-cell>
          <table:covered-table-cell/>
          <table:table-cell table:number-columns-spanned="2" table:style-name="ACE-0x1219008" office:value-type="string" office:string-value="121220 ">
            <text:p>121220 </text:p>
          </table:table-cell>
          <table:covered-table-cell/>
          <table:table-cell table:number-columns-spanned="3" table:style-name="ACE-0x1219008" office:value-type="string" office:string-value="АО САНТЭН,ФИНЛЯНДИЯ ">
            <text:p>АО САНТЭН,ФИНЛЯНД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3 ">
            <text:p>63 </text:p>
          </table:table-cell>
          <table:covered-table-cell/>
          <table:table-cell table:number-columns-spanned="2" table:style-name="ACE-0x1219008" office:value-type="string" office:string-value="ПАРИЕТ 20МГ ТАБ №14 ">
            <text:p>ПАРИЕТ 20МГ ТАБ №14 </text:p>
          </table:table-cell>
          <table:covered-table-cell/>
          <table:table-cell table:number-columns-spanned="3" table:style-name="ACE-0x1219008" office:value-type="string" office:string-value="08483 ">
            <text:p>0848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9KSUF00 ">
            <text:p>9KSUF00 </text:p>
          </table:table-cell>
          <table:covered-table-cell/>
          <table:table-cell table:number-columns-spanned="3" table:style-name="ACE-0x1219008" office:value-type="string" office:string-value="Эсаи Ко. ЛТД. Япония ">
            <text:p>Эсаи Ко. ЛТД. Япо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4 ">
            <text:p>64 </text:p>
          </table:table-cell>
          <table:covered-table-cell/>
          <table:table-cell table:number-columns-spanned="2" table:style-name="ACE-0x1219008" office:value-type="string" office:string-value="ПИРАЗИНАМИД 500МГ ТАБ №100 ">
            <text:p>ПИРАЗИНАМИД 500МГ ТАБ №100 </text:p>
          </table:table-cell>
          <table:covered-table-cell/>
          <table:table-cell table:number-columns-spanned="3" table:style-name="ACE-0x1219008" office:value-type="string" office:string-value="10387 ">
            <text:p>10387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71109 ">
            <text:p>271109 </text:p>
          </table:table-cell>
          <table:covered-table-cell/>
          <table:table-cell table:number-columns-spanned="3" table:style-name="ACE-0x1219008" office:value-type="string" office:string-value="ОАО ВАЛЕНТА ФАРМАЦЕВТИКА ">
            <text:p>ОАО ВАЛЕНТА ФАРМАЦЕВТИКА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5 ">
            <text:p>65 </text:p>
          </table:table-cell>
          <table:covered-table-cell/>
          <table:table-cell table:number-columns-spanned="2" table:style-name="ACE-0x1219008" office:value-type="string" office:string-value="ПРИМАДОФИЛУС ЛАКТО КАПС 290МКГ №90 ">
            <text:p>ПРИМАДОФИЛУС ЛАКТО КАПС 290МКГ №90 </text:p>
          </table:table-cell>
          <table:covered-table-cell/>
          <table:table-cell table:number-columns-spanned="3" table:style-name="ACE-0x1219008" office:value-type="string" office:string-value="18744 ">
            <text:p>18744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мягкая упаковка ">
            <text:p>мягкая упаковка </text:p>
          </table:table-cell>
          <table:covered-table-cell/>
          <table:table-cell table:number-columns-spanned="2" table:style-name="ACE-0x1219008" office:value-type="string" office:string-value="587493 ">
            <text:p>587493 </text:p>
          </table:table-cell>
          <table:covered-table-cell/>
          <table:table-cell table:number-columns-spanned="3" table:style-name="ACE-0x1219008" office:value-type="string" office:string-value="Нейчерс Вэй Продактс Инк. ">
            <text:p>Нейчерс Вэй Продактс Инк.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6 ">
            <text:p>66 </text:p>
          </table:table-cell>
          <table:covered-table-cell/>
          <table:table-cell table:number-columns-spanned="2" table:style-name="ACE-0x1219008" office:value-type="string" office:string-value="ПРОСТАКОР 5МГ АМП №10 ">
            <text:p>ПРОСТАКОР 5МГ АМП №10 </text:p>
          </table:table-cell>
          <table:covered-table-cell/>
          <table:table-cell table:number-columns-spanned="3" table:style-name="ACE-0x1219008" office:value-type="string" office:string-value="03064 ">
            <text:p>03064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751110 ">
            <text:p>751110 </text:p>
          </table:table-cell>
          <table:covered-table-cell/>
          <table:table-cell table:number-columns-spanned="3" table:style-name="ACE-0x1219008" office:value-type="string" office:string-value="МИКРОГЕН ">
            <text:p>МИКРОГЕН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5">
            <text:p>5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7 ">
            <text:p>67 </text:p>
          </table:table-cell>
          <table:covered-table-cell/>
          <table:table-cell table:number-columns-spanned="2" table:style-name="ACE-0x1219008" office:value-type="string" office:string-value="САЛОФАЛЬК 250МГ ТАБ №50 ">
            <text:p>САЛОФАЛЬК 250МГ ТАБ №50 </text:p>
          </table:table-cell>
          <table:covered-table-cell/>
          <table:table-cell table:number-columns-spanned="3" table:style-name="ACE-0x1219008" office:value-type="string" office:string-value="04854 ">
            <text:p>04854 </text:p>
          </table:table-cell>
          <table:covered-table-cell table:number-columns-repeated="2"/>
          <table:table-cell table:number-columns-spanned="2" table:style-name="ACE-0x1219008" office:value-type="string" office:string-value="БЛСТ">
            <text:p>БЛСТ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08L02250L ">
            <text:p>08L02250L </text:p>
          </table:table-cell>
          <table:covered-table-cell/>
          <table:table-cell table:number-columns-spanned="3" table:style-name="ACE-0x1219008" office:value-type="string" office:string-value="Др. Фальк Фарма ГмбХ ">
            <text:p>Др. Фальк Фарма ГмбХ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8 ">
            <text:p>68 </text:p>
          </table:table-cell>
          <table:covered-table-cell/>
          <table:table-cell table:number-columns-spanned="2" table:style-name="ACE-0x1219008" office:value-type="string" office:string-value="СИЛЕСТ ТАБ №21 ">
            <text:p>СИЛЕСТ ТАБ №21 </text:p>
          </table:table-cell>
          <table:covered-table-cell/>
          <table:table-cell table:number-columns-spanned="3" table:style-name="ACE-0x1219008" office:value-type="string" office:string-value="05337 ">
            <text:p>05337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AAS0Z00 ">
            <text:p>AAS0Z00 </text:p>
          </table:table-cell>
          <table:covered-table-cell/>
          <table:table-cell table:number-columns-spanned="3" table:style-name="ACE-0x1219008" office:value-type="string" office:string-value="СИЛАГ АГ ">
            <text:p>СИЛАГ АГ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69 ">
            <text:p>69 </text:p>
          </table:table-cell>
          <table:covered-table-cell/>
          <table:table-cell table:number-columns-spanned="2" table:style-name="ACE-0x1219008" office:value-type="string" office:string-value="СИНЭСТРОЛ 2% 1МЛ АМП №10 ">
            <text:p>СИНЭСТРОЛ 2% 1МЛ АМП №10 </text:p>
          </table:table-cell>
          <table:covered-table-cell/>
          <table:table-cell table:number-columns-spanned="3" table:style-name="ACE-0x1219008" office:value-type="string" office:string-value="10101 ">
            <text:p>10101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71106 21 ">
            <text:p>71106 21 </text:p>
          </table:table-cell>
          <table:covered-table-cell/>
          <table:table-cell table:number-columns-spanned="3" table:style-name="ACE-0x1219008" office:value-type="string" office:string-value="ОАО &quot; ДАЛЬХИМФАРМ&quot; ">
            <text:p>ОАО " ДАЛЬХИМФАРМ"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8">
            <text:p>8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0 ">
            <text:p>70 </text:p>
          </table:table-cell>
          <table:covered-table-cell/>
          <table:table-cell table:number-columns-spanned="2" table:style-name="ACE-0x1219008" office:value-type="string" office:string-value="СТИМУЛОТОН 100МГ ТАБ №14 ">
            <text:p>СТИМУЛОТОН 100МГ ТАБ №14 </text:p>
          </table:table-cell>
          <table:covered-table-cell/>
          <table:table-cell table:number-columns-spanned="3" table:style-name="ACE-0x1219008" office:value-type="string" office:string-value="13809 ">
            <text:p>13809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F353P1108 ">
            <text:p>F353P1108 </text:p>
          </table:table-cell>
          <table:covered-table-cell/>
          <table:table-cell table:number-columns-spanned="3" table:style-name="ACE-0x1219008" office:value-type="string" office:string-value="ЭГИС ">
            <text:p>ЭГ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1 ">
            <text:p>71 </text:p>
          </table:table-cell>
          <table:covered-table-cell/>
          <table:table-cell table:number-columns-spanned="2" table:style-name="ACE-0x1219008" office:value-type="string" office:string-value="СТРАТТЕРА 10МГ КАПС №7 ">
            <text:p>СТРАТТЕРА 10МГ КАПС №7 </text:p>
          </table:table-cell>
          <table:covered-table-cell/>
          <table:table-cell table:number-columns-spanned="3" table:style-name="ACE-0x1219008" office:value-type="string" office:string-value="13493 ">
            <text:p>1349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A641324 ">
            <text:p>A641324 </text:p>
          </table:table-cell>
          <table:covered-table-cell/>
          <table:table-cell table:number-columns-spanned="3" table:style-name="ACE-0x1219008" office:value-type="string" office:string-value="ЛИЛЛИ ДЕЛЬ КАРИБЕ ИНК ">
            <text:p>ЛИЛЛИ ДЕЛЬ КАРИБЕ ИНК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2 ">
            <text:p>72 </text:p>
          </table:table-cell>
          <table:covered-table-cell/>
          <table:table-cell table:number-columns-spanned="2" table:style-name="ACE-0x1219008" office:value-type="string" office:string-value="ТЕЛЕКТОЛ 10МГ ТАБ №30 ">
            <text:p>ТЕЛЕКТОЛ 10МГ ТАБ №30 </text:p>
          </table:table-cell>
          <table:covered-table-cell/>
          <table:table-cell table:number-columns-spanned="3" table:style-name="ACE-0x1219008" office:value-type="string" office:string-value="15385 ">
            <text:p>15385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211009 ">
            <text:p>211009 </text:p>
          </table:table-cell>
          <table:covered-table-cell/>
          <table:table-cell table:number-columns-spanned="3" table:style-name="ACE-0x1219008" office:value-type="string" office:string-value="ЗАО&quot;ФАРМПРЕДПРИЯТИЕ&quot;ОБОЛЕНСКОЕ&quot; РОССИЯ ">
            <text:p>ЗАО"ФАРМПРЕДПРИЯТИЕ"ОБОЛЕНСКОЕ" РОСС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3 ">
            <text:p>73 </text:p>
          </table:table-cell>
          <table:covered-table-cell/>
          <table:table-cell table:number-columns-spanned="2" table:style-name="ACE-0x1219008" office:value-type="string" office:string-value="ТЕСТ-ПОЛОСКИ ГЛЮКОФАН №50 В МОЧЕ ">
            <text:p>ТЕСТ-ПОЛОСКИ ГЛЮКОФАН №50 В МОЧЕ </text:p>
          </table:table-cell>
          <table:covered-table-cell/>
          <table:table-cell table:number-columns-spanned="3" table:style-name="ACE-0x1219008" office:value-type="string" office:string-value="17028 ">
            <text:p>17028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туба ">
            <text:p>коробка-туба </text:p>
          </table:table-cell>
          <table:covered-table-cell/>
          <table:table-cell table:number-columns-spanned="2" table:style-name="ACE-0x1219008" office:value-type="string" office:string-value="202610 ">
            <text:p>202610 </text:p>
          </table:table-cell>
          <table:covered-table-cell/>
          <table:table-cell table:number-columns-spanned="3" table:style-name="ACE-0x1219008" office:value-type="string" office:string-value="ПЛИВА ,ХОРВАТИЯ ">
            <text:p>ПЛИВА ,ХОРВАТ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4 ">
            <text:p>74 </text:p>
          </table:table-cell>
          <table:covered-table-cell/>
          <table:table-cell table:number-columns-spanned="2" table:style-name="ACE-0x1219008" office:value-type="string" office:string-value="ФИАЛКА ТРАВА 50Г ">
            <text:p>ФИАЛКА ТРАВА 50Г </text:p>
          </table:table-cell>
          <table:covered-table-cell/>
          <table:table-cell table:number-columns-spanned="3" table:style-name="ACE-0x1219008" office:value-type="string" office:string-value="04349 ">
            <text:p>04349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 ">
            <text:p>коробка </text:p>
          </table:table-cell>
          <table:covered-table-cell/>
          <table:table-cell table:number-columns-spanned="2" table:style-name="ACE-0x1219008" office:value-type="string" office:string-value="010908 ">
            <text:p>010908 </text:p>
          </table:table-cell>
          <table:covered-table-cell/>
          <table:table-cell table:number-columns-spanned="3" table:style-name="ACE-0x1219008" office:value-type="string" office:string-value="ЗАО Иван-Чай ">
            <text:p>ЗАО Иван-Чай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5 ">
            <text:p>75 </text:p>
          </table:table-cell>
          <table:covered-table-cell/>
          <table:table-cell table:number-columns-spanned="2" table:style-name="ACE-0x1219008" office:value-type="string" office:string-value="ХИКОНЦИЛ 250МГ КАПС №16 ">
            <text:p>ХИКОНЦИЛ 250МГ КАПС №16 </text:p>
          </table:table-cell>
          <table:covered-table-cell/>
          <table:table-cell table:number-columns-spanned="3" table:style-name="ACE-0x1219008" office:value-type="string" office:string-value="06083 ">
            <text:p>06083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V04577 ">
            <text:p>V04577 </text:p>
          </table:table-cell>
          <table:covered-table-cell/>
          <table:table-cell table:number-columns-spanned="3" table:style-name="ACE-0x1219008" office:value-type="string" office:string-value="КРКА д.д.Ново место.Словения ">
            <text:p>КРКА д.д.Ново место.Словен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6 ">
            <text:p>76 </text:p>
          </table:table-cell>
          <table:covered-table-cell/>
          <table:table-cell table:number-columns-spanned="2" table:style-name="ACE-0x1219008" office:value-type="string" office:string-value="ЦЕЛЕСТОДЕРМ В 0.1% КРЕМ 15Г С ГАРАМИЦИНОМ ">
            <text:p>ЦЕЛЕСТОДЕРМ В 0.1% КРЕМ 15Г С ГАРАМИЦИНОМ </text:p>
          </table:table-cell>
          <table:covered-table-cell/>
          <table:table-cell table:number-columns-spanned="3" table:style-name="ACE-0x1219008" office:value-type="string" office:string-value="03266 ">
            <text:p>03266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туба ">
            <text:p>коробка-туба </text:p>
          </table:table-cell>
          <table:covered-table-cell/>
          <table:table-cell table:number-columns-spanned="2" table:style-name="ACE-0x1219008" office:value-type="string" office:string-value="8YHSZ06001 ">
            <text:p>8YHSZ06001 </text:p>
          </table:table-cell>
          <table:covered-table-cell/>
          <table:table-cell table:number-columns-spanned="3" table:style-name="ACE-0x1219008" office:value-type="string" office:string-value="ШЕРИНГ РЛАУ ">
            <text:p>ШЕРИНГ РЛАУ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7 ">
            <text:p>77 </text:p>
          </table:table-cell>
          <table:covered-table-cell/>
          <table:table-cell table:number-columns-spanned="2" table:style-name="ACE-0x1219008" office:value-type="string" office:string-value="ЦЕЛЕСТОДЕРМ В 0.1% КРЕМ 15Г С ГАРАМИЦИНОМ ">
            <text:p>ЦЕЛЕСТОДЕРМ В 0.1% КРЕМ 15Г С ГАРАМИЦИНОМ </text:p>
          </table:table-cell>
          <table:covered-table-cell/>
          <table:table-cell table:number-columns-spanned="3" table:style-name="ACE-0x1219008" office:value-type="string" office:string-value="03266 ">
            <text:p>03266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туба ">
            <text:p>коробка-туба </text:p>
          </table:table-cell>
          <table:covered-table-cell/>
          <table:table-cell table:number-columns-spanned="2" table:style-name="ACE-0x1219008" office:value-type="string" office:string-value="8YHSZ06001 ">
            <text:p>8YHSZ06001 </text:p>
          </table:table-cell>
          <table:covered-table-cell/>
          <table:table-cell table:number-columns-spanned="3" table:style-name="ACE-0x1219008" office:value-type="string" office:string-value="ШЕРИНГ РЛАУ ">
            <text:p>ШЕРИНГ РЛАУ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1">
            <text:p>1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8 ">
            <text:p>78 </text:p>
          </table:table-cell>
          <table:covered-table-cell/>
          <table:table-cell table:number-columns-spanned="2" table:style-name="ACE-0x1219008" office:value-type="string" office:string-value="ЧЕРНИКА ФОРТЕ 0.55Г ТАБ №20 Д/ДЕТЕЙ ">
            <text:p>ЧЕРНИКА ФОРТЕ 0.55Г ТАБ №20 Д/ДЕТЕЙ </text:p>
          </table:table-cell>
          <table:covered-table-cell/>
          <table:table-cell table:number-columns-spanned="3" table:style-name="ACE-0x1219008" office:value-type="string" office:string-value="19552 ">
            <text:p>19552 </text:p>
          </table:table-cell>
          <table:covered-table-cell table:number-columns-repeated="2"/>
          <table:table-cell table:number-columns-spanned="2" table:style-name="ACE-0x1219008" office:value-type="string" office:string-value="ШТ ">
            <text:p>ШТ </text:p>
          </table:table-cell>
          <table:covered-table-cell/>
          <table:table-cell table:number-columns-spanned="2" table:style-name="ACE-0x1219008" office:value-type="string" office:string-value="коробка-блистер ">
            <text:p>коробка-блистер </text:p>
          </table:table-cell>
          <table:covered-table-cell/>
          <table:table-cell table:number-columns-spanned="2" table:style-name="ACE-0x1219008" office:value-type="string" office:string-value="3 ">
            <text:p>3 </text:p>
          </table:table-cell>
          <table:covered-table-cell/>
          <table:table-cell table:number-columns-spanned="3" table:style-name="ACE-0x1219008" office:value-type="string" office:string-value="ЭВАЛАР ">
            <text:p>ЭВАЛАР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79 ">
            <text:p>79 </text:p>
          </table:table-cell>
          <table:covered-table-cell/>
          <table:table-cell table:number-columns-spanned="2" table:style-name="ACE-0x1219008" office:value-type="string" office:string-value="ЭНЗАПРОСТ-Ф 5МГ/1МЛ АМП №5 ">
            <text:p>ЭНЗАПРОСТ-Ф 5МГ/1МЛ АМП №5 </text:p>
          </table:table-cell>
          <table:covered-table-cell/>
          <table:table-cell table:number-columns-spanned="3" table:style-name="ACE-0x1219008" office:value-type="string" office:string-value="08192 ">
            <text:p>08192 </text:p>
          </table:table-cell>
          <table:covered-table-cell table:number-columns-repeated="2"/>
          <table:table-cell table:number-columns-spanned="2" table:style-name="ACE-0x1219008" office:value-type="string" office:string-value="УПАК">
            <text:p>УПАК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4441208 ">
            <text:p>04441208 </text:p>
          </table:table-cell>
          <table:covered-table-cell/>
          <table:table-cell table:number-columns-spanned="3" table:style-name="ACE-0x1219008" office:value-type="string" office:string-value="САНОФИ-АВЕНТИС ">
            <text:p>САНОФИ-АВЕНТ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80 ">
            <text:p>80 </text:p>
          </table:table-cell>
          <table:covered-table-cell/>
          <table:table-cell table:number-columns-spanned="2" table:style-name="ACE-0x1219008" office:value-type="string" office:string-value="ЭНЗАПРОСТ-Ф 5МГ/1МЛ АМП №5 ">
            <text:p>ЭНЗАПРОСТ-Ф 5МГ/1МЛ АМП №5 </text:p>
          </table:table-cell>
          <table:covered-table-cell/>
          <table:table-cell table:number-columns-spanned="3" table:style-name="ACE-0x1219008" office:value-type="string" office:string-value="08192 ">
            <text:p>08192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4451208 ">
            <text:p>04451208 </text:p>
          </table:table-cell>
          <table:covered-table-cell/>
          <table:table-cell table:number-columns-spanned="3" table:style-name="ACE-0x1219008" office:value-type="string" office:string-value="САНОФИ- АВЕНТИС ">
            <text:p>САНОФИ- АВЕНТИС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3">
            <text:p>3</text:p>
          </table:table-cell>
          <table:covered-table-cell/>
          <table:table-cell table:number-columns-repeated="1004" table:style-name="ACE-0x1218dc8"/>
        </table:table-row>
        <table:table-row table:style-name="AROW-1">
          <table:table-cell table:number-columns-spanned="2" table:style-name="ACE-0x1219128" office:value-type="string" office:string-value="81 ">
            <text:p>81 </text:p>
          </table:table-cell>
          <table:covered-table-cell/>
          <table:table-cell table:number-columns-spanned="2" table:style-name="ACE-0x1219008" office:value-type="string" office:string-value="ЭНЗАПРОСТ-Ф 5МГ/1МЛ АМП №5 ">
            <text:p>ЭНЗАПРОСТ-Ф 5МГ/1МЛ АМП №5 </text:p>
          </table:table-cell>
          <table:covered-table-cell/>
          <table:table-cell table:number-columns-spanned="3" table:style-name="ACE-0x1219008" office:value-type="string" office:string-value="08192 ">
            <text:p>08192 </text:p>
          </table:table-cell>
          <table:covered-table-cell table:number-columns-repeated="2"/>
          <table:table-cell table:number-columns-spanned="2" table:style-name="ACE-0x1219008" office:value-type="string" office:string-value="АМПЛ">
            <text:p>АМПЛ</text:p>
          </table:table-cell>
          <table:covered-table-cell/>
          <table:table-cell table:number-columns-spanned="2" table:style-name="ACE-0x1219008" office:value-type="string" office:string-value="коробка-стекло ">
            <text:p>коробка-стекло </text:p>
          </table:table-cell>
          <table:covered-table-cell/>
          <table:table-cell table:number-columns-spanned="2" table:style-name="ACE-0x1219008" office:value-type="string" office:string-value="04441208 ">
            <text:p>04441208 </text:p>
          </table:table-cell>
          <table:covered-table-cell/>
          <table:table-cell table:number-columns-spanned="3" table:style-name="ACE-0x1219008" office:value-type="string" office:string-value="ХИНОИН ЗАВОД ,ВЕНГРИЯ ">
            <text:p>ХИНОИН ЗАВОД ,ВЕНГРИЯ </text:p>
          </table:table-cell>
          <table:covered-table-cell table:number-columns-repeated="2"/>
          <table:table-cell table:number-columns-spanned="2" table:style-name="ACE-0x1219008" office:value-type="string" office:string-value="истекший срок годности ">
            <text:p>истекший срок годности </text:p>
          </table:table-cell>
          <table:covered-table-cell/>
          <table:table-cell table:number-columns-spanned="2" table:style-name="ACE-0x1219128" office:value-type="float" office:value="2">
            <text:p>2</text:p>
          </table:table-cell>
          <table:covered-table-cell/>
          <table:table-cell table:number-columns-repeated="1004" table:style-name="ACE-0x1218dc8"/>
        </table:table-row>
        <table:table-row table:style-name="AROW-0">
          <table:table-cell table:number-columns-spanned="20"/>
          <table:covered-table-cell table:number-columns-repeated="19"/>
          <table:table-cell table:number-columns-repeated="1004" table:style-name="ACE-0x1218dc8"/>
        </table:table-row>
        <table:table-row table:style-name="AROW-0">
          <table:table-cell table:number-columns-spanned="20"/>
          <table:covered-table-cell table:number-columns-repeated="19"/>
          <table:table-cell table:number-columns-repeated="1004" table:style-name="ACE-0x1218dc8"/>
        </table:table-row>
        <table:table-row table:style-name="AROW-1">
          <table:table-cell table:number-columns-spanned="10" table:style-name="ACE-0x1219248" office:value-type="string" office:string-value="Масса ">
            <text:p>Масса </text:p>
          </table:table-cell>
          <table:covered-table-cell table:number-columns-repeated="9"/>
          <table:table-cell table:number-columns-spanned="10" table:style-name="ACE-0x1219248" office:value-type="string" office:string-value="Всего позиций: 81 ">
            <text:p>Всего позиций: 81 </text:p>
          </table:table-cell>
          <table:covered-table-cell table:number-columns-repeated="9"/>
          <table:table-cell table:number-columns-repeated="1004" table:style-name="ACE-0x1218dc8"/>
        </table:table-row>
        <table:table-row table:style-name="AROW-1">
          <table:table-cell table:number-columns-repeated="18" table:style-name="ACE-0x1219488"/>
          <table:table-cell table:number-columns-repeated="2" table:style-name="ACE-0x1219368"/>
          <table:table-cell table:number-columns-repeated="1004" table:style-name="ACE-0x1218dc8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1000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1000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1000" table:style-name="Gnumeric-default"/>
        </table:table-row>
        <table:table-row table:style-name="AROW-0" table:number-rows-repeated="159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1000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983038">
          <table:table-cell table:number-columns-repeated="1024" table:style-name="Gnumeric-default"/>
        </table:table-row>
        <table:table-row table:style-name="AROW-1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Лист1'.$A$1"/>
          <table:named-expression table:name="Sheet_Title" table:expression="of:=&quot;Лист1&quot;" table:base-cell-address="$'Лист1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ial1" svg:font-family="Arial1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ttb" style:scale-to-X="1" style:scale-to-Y="7" style:writing-mode="lr-tb" gnm:style-print="" style:print="annotations charts drawings objects"/>
      <style:header-style>
        <style:header-footer-properties fo:min-height="0.751cm" fo:border="none" fo:padding="0cm" style:shadow="none"/>
      </style:header-style>
      <style:footer-style>
        <style:header-footer-properties fo:min-height="0.751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4:36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Лист1" style:page-layout-name="Mpm3">
      <style:header/>
      <style:header-left style:display="false"/>
      <style:footer>
        <text:p>Страница 1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4T14:36:35</dc:date>
    <meta:editing-cycles>3</meta:editing-cycles>
    <meta:editing-duration>P23DT22H12M49S</meta:editing-duration>
    <meta:generator>LibreOffice/3.4$Unix LibreOffice_project/340m1$Build-502</meta:generator>
    <meta:document-statistic meta:table-count="1" meta:cell-count="748" meta:object-count="0"/>
  </office:meta>
</office:document-meta>
</file>